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ef2c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 of building complex objects from simpler ones is called <text:span text:style-name="Strong_20_Emphasis">composition</text:span> (also known as object composition).C++ allows us to do object composition in a very simple way -- by using classes as member variables in other classes.</text:p>
      <text:p text:style-name="Standard"/>
      <text:p text:style-name="Text_20_body"><text:span text:style-name="Strong_20_Emphasis">Aggregration</text:span></text:p>
      <text:p text:style-name="Text_20_body">An <text:span text:style-name="Strong_20_Emphasis">aggregation</text:span> is a specific type of composition where no ownership between the complex object and the subobjects is implied. When an aggregate is destroyed, the subobjects are not destroyed.</text:p>
      <text:p text:style-name="Text_20_body">Compositions:</text:p>
      <text:list xml:id="list4929645340168441223" text:style-name="L1">
        <text:list-item>
          <text:p text:style-name="P3">Typically use normal member variables </text:p>
        </text:list-item>
        <text:list-item>
          <text:p text:style-name="P3">Can use pointer values if the composition class automatically handles allocation/deallocation </text:p>
        </text:list-item>
        <text:list-item>
          <text:p text:style-name="P1">Responsible for creation/destruction of subclasses </text:p>
        </text:list-item>
      </text:list>
      <text:p text:style-name="Text_20_body">Aggregations:</text:p>
      <text:list xml:id="list22728487848350497" text:style-name="L2">
        <text:list-item>
          <text:p text:style-name="P4">Typically use pointer variables that point to an object that lives outside the scope of the aggregate class </text:p>
        </text:list-item>
        <text:list-item>
          <text:p text:style-name="P4">Can use reference values that point to an object that lives outside the scope of the aggregate class </text:p>
        </text:list-item>
        <text:list-item>
          <text:p text:style-name="P2">Not responsible for creating/destroying subclasses </text:p>
        </text:list-item>
      </text:list>
      <text:p text:style-name="Standard"><text:span text:style-name="T1">A</text:span> <text:span text:style-name="Strong_20_Emphasis">container class</text:span> is a class designed to hold and organize multiple instances of another class. </text:p>
      <text:p text:style-name="Standard">Container classes generally come in two different varieties. <text:span text:style-name="Strong_20_Emphasis">Value containers</text:span> are <text:a xlink:type="simple" xlink:href="http://www.learncpp.com/cpp-tutorial/102-composition/">compositions</text:a> that store copies of the objects that they are holding (and thus are responsible for creating and destroying those copies). <text:span text:style-name="Strong_20_Emphasis">Reference containers</text:span> are <text:a xlink:type="simple" xlink:href="http://www.learncpp.com/cpp-tutorial/103-aggregation/">aggregations</text:a> that store pointers or references to other objects (and thus are not responsible for creation or destruction of those object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39:27.879277570</meta:creation-date>
    <dc:date>2016-04-27T18:08:49.429337008</dc:date>
    <meta:editing-duration>PT53M3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10" meta:character-count="1386" meta:non-whitespace-character-count="1188"/>
  </office:meta>
</office:document-meta>
</file>